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b3b05" officeooo:paragraph-rsid="001b3b05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text-properties fo:font-size="11pt" style:font-size-asian="11pt" style:font-size-complex="11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201in" svg:stroke-color="#000000" draw:marker-start-width="0.1689in" draw:marker-end="Arrowheads_20_1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01in" svg:stroke-color="#000000" draw:marker-start-width="0.1689in" draw:marker-end-width="0.1689in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201in" svg:stroke-color="#000000" draw:marker-start-width="0.1689in" draw:marker-end-width="0.1689in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01in" svg:stroke-color="#000000" draw:marker-start-width="0.1689in" draw:marker-end-width="0.1689in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000000" draw:marker-start-width="0.1689in" draw:marker-end="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="Arrowheads_20_1" draw:marker-start-width="0.1689in" draw:marker-end="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0201in" svg:stroke-color="#000000" draw:marker-start-width="0.1689in" draw:marker-end-width="0.1689in" draw:fill="none" draw:fill-color="#ffffff" fo:min-height="0.3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0201in" svg:stroke-color="#000000" draw:marker-start-width="0.1689in" draw:marker-end-width="0.1689in" draw:fill="none" draw:fill-color="#ffffff" fo:min-height="0.2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0201in" svg:stroke-color="#000000" draw:marker-start-width="0.1689in" draw:marker-end-width="0.1689in" draw:fill="none" draw:fill-color="#ffffff" fo:min-height="0.4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0201in" svg:stroke-color="#000000" draw:marker-start-width="0.1689in" draw:marker-end-width="0.1689in" draw:fill="none" draw:fill-color="#ffffff" fo:min-height="0.3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.0201in" svg:stroke-color="#000000" draw:marker-start-width="0.1689in" draw:marker-end-width="0.1689in" draw:fill="none" draw:fill-color="#ffffff" fo:min-height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0201in" svg:stroke-color="#000000" draw:marker-start-width="0.1689in" draw:marker-end-width="0.1689in" draw:fill="none" draw:fill-color="#ffffff" fo:min-height="0.1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.0201in" svg:stroke-color="#000000" draw:marker-start-width="0.1689in" draw:marker-end-width="0.1689in" draw:fill="none" draw:fill-color="#ffffff" fo:min-height="0.7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.0201in" svg:stroke-color="#000000" draw:marker-start-width="0.1689in" draw:marker-end-width="0.1689in" draw:fill="none" draw:fill-color="#ffffff" fo:min-height="0.3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width="0.0201in" svg:stroke-color="#000000" draw:marker-start-width="0.1689in" draw:marker-end-width="0.1689in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201in" svg:stroke-color="#000000" draw:marker-start="" draw:marker-start-width="0.1689in" draw:marker-end="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.0201in" svg:stroke-color="#000000" draw:marker-start-width="0.1689in" draw:marker-end-width="0.1689in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width="0.0201in" svg:stroke-color="#000000" draw:marker-start-width="0.1689in" draw:marker-end-width="0.1689in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width="0.0201in" svg:stroke-color="#000000" draw:marker-start-width="0.1689in" draw:marker-end-width="0.1689in" draw:fill="none" draw:fill-color="#ffffff" fo:min-height="0.3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width="0.0201in" svg:stroke-color="#000000" draw:marker-start-width="0.1689in" draw:marker-end-width="0.1689in" draw:fill="none" draw:fill-color="#ffffff" fo:min-height="0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width="0.0201in" svg:stroke-color="#000000" draw:marker-start-width="0.1689in" draw:marker-end-width="0.1689in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201in" svg:stroke-color="#000000" draw:marker-start="" draw:marker-start-width="0.1689in" draw:marker-end="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201in" svg:stroke-color="#000000" draw:marker-start="Arrowheads_20_1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width="0.0201in" svg:stroke-color="#000000" draw:marker-start-width="0.1689in" draw:marker-end-width="0.1689in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201in" svg:stroke-color="#000000" draw:marker-start="Arrowheads_20_1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width="0.0201in" svg:stroke-color="#000000" draw:marker-start-width="0.1689in" draw:marker-end-width="0.1689in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width="0.0201in" svg:stroke-color="#000000" draw:marker-start-width="0.1689in" draw:marker-end-width="0.1689in" draw:fill="none" draw:fill-color="#ffffff" fo:min-height="0.2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width="0.0201in" svg:stroke-color="#000000" draw:marker-start-width="0.1689in" draw:marker-end-width="0.1689in" draw:fill="none" draw:fill-color="#ffffff" fo:min-height="0.1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width="0.0201in" svg:stroke-color="#000000" draw:marker-start-width="0.1689in" draw:marker-end-width="0.1689in" draw:fill="none" draw:fill-color="#ffffff" fo:min-height="0.4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svg:stroke-width="0.0201in" svg:stroke-color="#000000" draw:marker-start-width="0.1689in" draw:marker-end-width="0.1689in" draw:fill="none" draw:fill-color="#ffffff" fo:min-height="0.7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29" draw:style-name="gr15" draw:text-style-name="P3" svg:width="0.9933in" svg:height="0.637in" svg:x="0.111in" svg:y="5.0654in"><draw:text-box><text:p text:style-name="P2"><text:span text:style-name="T1">Stop the thread (IRM_AGENT)</text:span></text:p><text:p text:style-name="P2"><text:span text:style-name="T1"/></text:p><text:p text:style-name="P2"><text:span text:style-name="T1"/></text:p></draw:text-box></draw:frame><draw:line text:anchor-type="paragraph" draw:z-index="28" draw:style-name="gr7" draw:text-style-name="P4" svg:x1="-0.2142in" svg:y1="5.2343in" svg:x2="1.1039in" svg:y2="5.2343in"><text:p/></draw:line><draw:frame text:anchor-type="paragraph" draw:z-index="27" draw:style-name="gr14" draw:text-style-name="P3" svg:width="1.6913in" svg:height="0.7713in" svg:x="2.7646in" svg:y="4.9201in"><draw:text-box><text:p text:style-name="P2"><text:span text:style-name="T1">IF Terminate=YES or IF OFFER is invalid THEN break the control loop and TERMINATE the protocol</text:span></text:p></draw:text-box></draw:frame><draw:frame text:anchor-type="paragraph" draw:z-index="26" draw:style-name="gr13" draw:text-style-name="P4" svg:width="1.2504in" svg:height="0.3843in" svg:x="1.2272in" svg:y="5.0811in"><draw:text-box><text:p text:style-name="P2"><text:span text:style-name="T2">PROTOCOL TERMINATION</text:span></text:p></draw:text-box></draw:frame><draw:frame text:anchor-type="paragraph" draw:z-index="25" draw:style-name="gr10" draw:text-style-name="P4" svg:width="1.2504in" svg:height="0.4551in" svg:x="4.8791in" svg:y="2.4736in"><draw:text-box><text:p text:style-name="P2"><text:span text:style-name="T2">WAIT <text:s/>FOR <text:s/>AN OFFER</text:span></text:p></draw:text-box></draw:frame><draw:rect text:anchor-type="paragraph" draw:z-index="24" draw:style-name="gr2" draw:text-style-name="P2" svg:width="1.3732in" svg:height="0.4551in" svg:x="1.1043in" svg:y="5.0102in"><text:p/></draw:rect><draw:line text:anchor-type="paragraph" draw:z-index="23" draw:style-name="gr7" draw:text-style-name="P2" svg:x1="2.4772in" svg:y1="5.2602in" svg:x2="4.6146in" svg:y2="5.2465in"><text:p/></draw:line><draw:frame text:anchor-type="paragraph" draw:z-index="22" draw:style-name="gr12" draw:text-style-name="P4" svg:width="2.0217in" svg:height="0.3843in" svg:x="4.6146in" svg:y="5.028in"><draw:text-box><text:p text:style-name="P2"><text:span text:style-name="T2">PROCESS RESOURCE OFFER</text:span></text:p></draw:text-box></draw:frame><draw:rect text:anchor-type="paragraph" draw:z-index="21" draw:style-name="gr2" draw:text-style-name="P2" svg:width="1.9122in" svg:height="0.5524in" svg:x="4.6146in" svg:y="4.9665in"><text:p/></draw:rect><draw:frame text:anchor-type="paragraph" draw:z-index="20" draw:style-name="gr4" draw:text-style-name="P3" svg:width="1.1677in" svg:height="0.3189in" draw:transform="rotate (-1.57323978774769) translate (7.40833333333333in 4.07083333333333in)"><draw:text-box><text:p text:style-name="P2"><text:span text:style-name="T1">IF successfully created the thread</text:span></text:p></draw:text-box></draw:frame><draw:line text:anchor-type="paragraph" draw:z-index="19" draw:style-name="gr6" draw:text-style-name="P2" svg:x1="7.1874in" svg:y1="4in" svg:x2="7.1874in" svg:y2="5.2382in"><text:p/></draw:line><draw:frame text:anchor-type="paragraph" draw:z-index="18" draw:style-name="gr11" draw:text-style-name="P3" svg:width="4.0197in" svg:height="0.478in" svg:x="0.448in" svg:y="3.861in"><draw:text-box><text:p text:style-name="P2"><text:span text:style-name="T1">IF timeout THEN</text:span></text:p><text:p text:style-name="P2"><text:span text:style-name="T1"/></text:p><text:p text:style-name="P2"><text:span text:style-name="T1">return SLURM_ERROR; Stop the thread (IRM_AGENT)</text:span></text:p></draw:text-box></draw:frame><draw:line text:anchor-type="paragraph" draw:z-index="17" draw:style-name="gr7" draw:text-style-name="P2" svg:x1="0.1902in" svg:y1="4.1114in" svg:x2="4.0138in" svg:y2="4.1043in"><text:p/></draw:line><draw:rect text:anchor-type="paragraph" draw:z-index="16" draw:style-name="gr2" draw:text-style-name="P2" svg:width="1.3732in" svg:height="0.4551in" svg:x="4.8173in" svg:y="2.4102in"><text:p/></draw:rect><draw:frame text:anchor-type="paragraph" draw:z-index="15" draw:style-name="gr11" draw:text-style-name="P3" svg:width="3.4071in" svg:height="0.478in" svg:x="0.3618in" svg:y="2.8236in"><draw:text-box><text:p text:style-name="P2"><text:span text:style-name="T1">IF send is Unsuccessful THEN</text:span></text:p><text:p text:style-name="P2"><text:span text:style-name="T1"/></text:p><text:p text:style-name="P2"><text:span text:style-name="T1">return SLURM_ERROR; Stop the thread (IRM_AGENT)</text:span></text:p></draw:text-box></draw:frame><draw:line text:anchor-type="paragraph" draw:z-index="14" draw:style-name="gr7" draw:text-style-name="P2" svg:x1="0.1409in" svg:y1="3.0736in" svg:x2="3.6681in" svg:y2="3.0665in"><text:p/></draw:line><draw:frame text:anchor-type="paragraph" draw:z-index="13" draw:style-name="gr10" draw:text-style-name="P4" svg:width="1.9787in" svg:height="0.4551in" svg:x="1.8272in" svg:y="1.9516in"><draw:text-box><text:p text:style-name="P2"><text:span text:style-name="T2">SEND A REQUEST FOR A RESOURCE OFFER</text:span></text:p></draw:text-box></draw:frame><draw:rect text:anchor-type="paragraph" draw:z-index="12" draw:style-name="gr2" draw:text-style-name="P2" svg:width="2.0398in" svg:height="0.4551in" svg:x="1.7661in" svg:y="1.9516in"><text:p/></draw:rect><draw:frame text:anchor-type="paragraph" draw:z-index="11" draw:style-name="gr9" draw:text-style-name="P3" svg:width="1.3358in" svg:height="0.3189in" draw:transform="rotate (-1.54164932828659) translate (5.64375in 0.732638888888889in)"><draw:text-box><text:p text:style-name="P2"><text:span text:style-name="T1">IF job queue is not</text:span></text:p><text:p text:style-name="P2"><text:span text:style-name="T1"><text:s/></text:span><text:span text:style-name="T1">EMPTY</text:span></text:p></draw:text-box></draw:frame><draw:line text:anchor-type="paragraph" draw:z-index="10" draw:style-name="gr6" draw:text-style-name="P2" svg:x1="5.0602in" svg:y1="0.4264in" svg:x2="5.4638in" svg:y2="0.4264in"><text:p/></draw:line><draw:line text:anchor-type="paragraph" draw:z-index="9" draw:style-name="gr1" draw:text-style-name="P2" svg:x1="5.4638in" svg:y1="0.4264in" svg:x2="5.4984in" svg:y2="2.4102in"><text:p/></draw:line><draw:line text:anchor-type="paragraph" draw:z-index="7" draw:style-name="gr7" draw:text-style-name="P2" svg:x1="1.9547in" svg:y1="1.3354in" svg:x2="3.8913in" svg:y2="1.3354in"><text:p/></draw:line><draw:line text:anchor-type="paragraph" draw:z-index="6" draw:style-name="gr6" draw:text-style-name="P2" svg:x1="3.889in" svg:y1="0.5598in" svg:x2="3.8917in" svg:y2="1.3354in"><text:p/></draw:line><draw:frame text:anchor-type="paragraph" draw:z-index="5" draw:style-name="gr5" draw:text-style-name="P4" svg:width="1.2504in" svg:height="0.3843in" svg:x="3.7591in" svg:y="0.3272in"><draw:text-box><text:p text:style-name="P2"><text:span text:style-name="T2">IF job queue is EMPTY</text:span></text:p></draw:text-box></draw:frame><draw:frame text:anchor-type="paragraph" draw:z-index="4" draw:style-name="gr4" draw:text-style-name="P3" svg:width="1.7287in" svg:height="0.274in" svg:x="1.6854in" svg:y="0.2429in"><draw:text-box><text:p text:style-name="P2"><text:span text:style-name="T1">Begin <text:s text:c="2"/>CONTROL <text:s/>LOOP</text:span></text:p></draw:text-box></draw:frame><draw:line text:anchor-type="paragraph" draw:z-index="3" draw:style-name="gr1" draw:text-style-name="P2" svg:x1="1.5264in" svg:y1="0.4264in" svg:x2="3.6953in" svg:y2="0.4264in"><text:p/></draw:line><draw:frame text:anchor-type="paragraph" draw:z-index="2" draw:style-name="gr3" draw:text-style-name="P2" svg:width="1.3122in" svg:height="0.3843in" svg:x="0.1535in" svg:y="0.3in"><draw:text-box><text:p text:style-name="P2">LOOP HEAD: Main control loop</text:p></draw:text-box></draw:frame><draw:rect text:anchor-type="paragraph" draw:z-index="1" draw:style-name="gr2" draw:text-style-name="P2" svg:width="1.3732in" svg:height="0.4551in" svg:x="0.1535in" svg:y="0.2291in"><text:p/></draw:rect><draw:line text:anchor-type="paragraph" draw:z-index="0" draw:style-name="gr1" draw:text-style-name="P2" svg:x1="-0.2634in" svg:y1="0.439in" svg:x2="0.1413in" svg:y2="0.439in"><text:p/></draw:line><draw:custom-shape text:anchor-type="paragraph" draw:z-index="30" draw:style-name="gr16" svg:width="1.3657in" svg:height="0.9685in" svg:x="3.6953in" svg:y="-0.04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31" draw:style-name="gr2" draw:text-style-name="P2" svg:width="1.3732in" svg:height="0.4551in" svg:x="0.6091in" svg:y="1.1028in"><text:p/></draw:rect><draw:frame text:anchor-type="paragraph" draw:z-index="32" draw:style-name="gr17" draw:text-style-name="P5" svg:width="1.2504in" svg:height="0.3858in" svg:x="0.6689in" svg:y="1.172in"><draw:text-box><text:p text:style-name="P2"><text:span text:style-name="T3">SLEEP for INTERVAL secs. </text:span></text:p></draw:text-box></draw:frame><draw:line text:anchor-type="paragraph" draw:z-index="33" draw:style-name="gr18" draw:text-style-name="P2" svg:x1="-0.2492in" svg:y1="1.3437in" svg:x2="0.6091in" svg:y2="1.3437in"><text:p/></draw:line><draw:line text:anchor-type="paragraph" draw:z-index="34" draw:style-name="gr6" draw:text-style-name="P2" svg:x1="-0.2661in" svg:y1="0.439in" svg:x2="-0.2661in" svg:y2="1.3437in"><text:p/></draw:line><draw:frame text:anchor-type="paragraph" draw:z-index="35" draw:style-name="gr19" draw:text-style-name="P3" svg:width="1.0622in" svg:height="0.365in" draw:transform="rotate (1.57742857795248) translate (-0.402777777777778in 1.50416666666667in)"><draw:text-box><text:p text:style-name="P2"><text:span text:style-name="T1"><text:s text:c="7"/></text:span><text:span text:style-name="T1">IF queue is <text:s text:c="10"/>still EMPTY</text:span></text:p></draw:text-box></draw:frame><draw:frame text:anchor-type="paragraph" draw:z-index="36" draw:style-name="gr20" draw:text-style-name="P3" svg:width="1.4614in" svg:height="0.3189in" svg:x="0.2in" svg:y="2.0083in"><draw:text-box><text:p text:style-name="P2"><text:span text:style-name="T1">TIMER Interrupted as</text:span></text:p><text:p text:style-name="P2"><text:span text:style-name="T1">new <text:s/>job enters</text:span></text:p></draw:text-box></draw:frame><draw:line text:anchor-type="paragraph" draw:z-index="37" draw:style-name="gr1" draw:text-style-name="P2" svg:x1="-0.7528in" svg:y1="0.302in" svg:x2="0.1535in" svg:y2="0.3157in"><text:p/></draw:line><draw:frame text:anchor-type="paragraph" draw:z-index="38" draw:style-name="gr21" draw:text-style-name="P3" svg:width="0.8453in" svg:height="0.3531in" svg:x="-0.7528in" svg:y="-0.0508in"><draw:text-box><text:p text:style-name="P2"><text:span text:style-name="T1">PROTOCOL</text:span></text:p><text:p text:style-name="P2"><text:span text:style-name="T1">INITIALIZED</text:span></text:p></draw:text-box></draw:frame><draw:line text:anchor-type="paragraph" draw:z-index="39" draw:style-name="gr18" draw:text-style-name="P2" svg:x1="5.2756in" svg:y1="5.5189in" svg:x2="5.2764in" svg:y2="7.2488in"><text:p/></draw:line><draw:frame text:anchor-type="paragraph" draw:z-index="40" draw:style-name="gr22" draw:text-style-name="P3" svg:width="0.8732in" svg:height="0.3189in" draw:transform="rotate (1.56276781223572) translate (5.11666666666667in 6.6125in)"><draw:text-box><text:p text:style-name="P2"><text:span text:style-name="T1">RESOURCE OFFER</text:span></text:p></draw:text-box></draw:frame><draw:frame text:anchor-type="paragraph" draw:z-index="41" draw:style-name="gr5" draw:text-style-name="P4" svg:width="1.2504in" svg:height="0.3843in" svg:x="1.4839in" svg:y="6.2646in"><draw:text-box><text:p text:style-name="P2"><text:span text:style-name="T2">UPDATE JOB STATES</text:span></text:p></draw:text-box></draw:frame><draw:rect text:anchor-type="paragraph" draw:z-index="43" draw:style-name="gr2" draw:text-style-name="P2" svg:width="1.3732in" svg:height="0.3004in" svg:x="3.761in" svg:y="8.3839in"><text:p/></draw:rect><draw:line text:anchor-type="paragraph" draw:z-index="42" draw:style-name="gr1" draw:text-style-name="P2" svg:x1="4.4429in" svg:y1="7.5031in" svg:x2="4.4429in" svg:y2="8.3878in"><text:p/></draw:line><draw:frame text:anchor-type="paragraph" draw:z-index="44" draw:style-name="gr3" draw:text-style-name="P4" svg:width="1.3169in" svg:height="0.2453in" svg:x="3.8173in" svg:y="8.439in"><draw:text-box><text:p text:style-name="P2"><text:span text:style-name="T2">ALGORITHM</text:span></text:p></draw:text-box></draw:frame><draw:frame text:anchor-type="paragraph" draw:z-index="45" draw:style-name="gr22" draw:text-style-name="P3" svg:width="0.7752in" svg:height="0.3189in" draw:transform="rotate (1.56276781223572) translate (4.26597222222222in 8.27847222222222in)"><draw:text-box><text:p text:style-name="P2"><text:span text:style-name="T1">Compute a mapping</text:span></text:p></draw:text-box></draw:frame><draw:line text:anchor-type="paragraph" draw:z-index="46" draw:style-name="gr2" draw:text-style-name="P2" svg:x1="3.7496in" svg:y1="8.5118in" svg:x2="3.4752in" svg:y2="8.5118in"><text:p/></draw:line><draw:line text:anchor-type="paragraph" draw:z-index="47" draw:style-name="gr23" draw:text-style-name="P2" svg:x1="3.4752in" svg:y1="8.5118in" svg:x2="3.4752in" svg:y2="7.4957in"><text:p/></draw:line><draw:line text:anchor-type="paragraph" draw:z-index="48" draw:style-name="gr24" draw:text-style-name="P2" svg:x1="3.4886in" svg:y1="7.5035in" svg:x2="3.802in" svg:y2="7.5035in"><text:p/></draw:line><draw:frame text:anchor-type="paragraph" draw:z-index="49" draw:style-name="gr22" draw:text-style-name="P3" svg:width="1.165in" svg:height="0.1807in" draw:transform="rotate (1.56276781223572) translate (3.28541666666667in 8.60902777777778in)"><draw:text-box><text:p text:style-name="P2"><text:span text:style-name="T1">Map : Jobs-&gt;Offer</text:span></text:p></draw:text-box></draw:frame><draw:line text:anchor-type="paragraph" draw:z-index="50" draw:style-name="gr23" draw:text-style-name="P2" svg:x1="3.4654in" svg:y1="7.298in" svg:x2="3.802in" svg:y2="7.2945in"><text:p/></draw:line><draw:line text:anchor-type="paragraph" draw:z-index="51" draw:style-name="gr23" draw:text-style-name="P2" svg:x1="3.4654in" svg:y1="7.298in" svg:x2="3.4654in" svg:y2="6.0098in"><text:p/></draw:line><draw:line text:anchor-type="paragraph" draw:z-index="52" draw:style-name="gr23" draw:text-style-name="P2" svg:x1="3.4654in" svg:y1="6.0098in" svg:x2="4.7398in" svg:y2="6.0098in"><text:p/></draw:line><draw:frame text:anchor-type="paragraph" draw:z-index="53" draw:style-name="gr25" draw:text-style-name="P3" svg:width="1.2512in" svg:height="0.478in" draw:transform="rotate (1.56294234516092) translate (3.31458333333333in 7.26041666666667in)"><draw:text-box><text:p text:style-name="P2"><text:span text:style-name="T1">RESOURCE OFFER RESPONSE</text:span></text:p><text:p text:style-name="P2"><text:span text:style-name="T1"/></text:p></draw:text-box></draw:frame><draw:line text:anchor-type="paragraph" draw:z-index="54" draw:style-name="gr26" draw:text-style-name="P2" svg:x1="3.802in" svg:y1="7.3591in" svg:x2="2.1638in" svg:y2="7.3646in"><text:p/></draw:line><draw:rect text:anchor-type="paragraph" draw:z-index="55" draw:style-name="gr2" draw:text-style-name="P2" svg:width="1.3098in" svg:height="0.4551in" svg:x="3.802in" svg:y="7.0484in"><text:p/></draw:rect><draw:rect text:anchor-type="paragraph" draw:z-index="56" draw:style-name="gr2" draw:text-style-name="P2" svg:width="1.3098in" svg:height="0.4551in" svg:x="1.4244in" svg:y="6.2646in"><text:p/></draw:rect><draw:frame text:anchor-type="paragraph" draw:z-index="57" draw:style-name="gr5" draw:text-style-name="P4" svg:width="1.2504in" svg:height="0.3843in" svg:x="3.8618in" svg:y="7.0484in"><draw:text-box><text:p text:style-name="P2"><text:span text:style-name="T2">JOB SCHEDULER</text:span></text:p></draw:text-box></draw:frame><draw:line text:anchor-type="paragraph" draw:z-index="58" draw:style-name="gr27" draw:text-style-name="P2" svg:x1="3.761in" svg:y1="8.611in" svg:x2="2.8984in" svg:y2="8.5984in"><text:p/></draw:line><draw:line text:anchor-type="paragraph" draw:z-index="59" draw:style-name="gr18" draw:text-style-name="P2" svg:x1="2.8622in" svg:y1="7.8028in" svg:x2="2.8622in" svg:y2="8.5984in"><text:p/></draw:line><draw:line text:anchor-type="paragraph" draw:z-index="60" draw:style-name="gr27" draw:text-style-name="P2" svg:x1="2.4827in" svg:y1="7.8028in" svg:x2="2.8626in" svg:y2="7.8028in"><text:p/></draw:line><draw:frame text:anchor-type="paragraph" draw:z-index="62" draw:style-name="gr28" draw:text-style-name="P4" svg:width="1.2504in" svg:height="0.1976in" svg:x="1.2327in" svg:y="7.7035in"><draw:text-box><text:p text:style-name="P2"><text:span text:style-name="T2">HISTORY DATA</text:span></text:p></draw:text-box></draw:frame><draw:line text:anchor-type="paragraph" draw:z-index="63" draw:style-name="gr29" draw:text-style-name="P2" svg:x1="2.1516in" svg:y1="8.5984in" svg:x2="2.8988in" svg:y2="8.5984in"><text:p/></draw:line><draw:rect text:anchor-type="paragraph" draw:z-index="61" draw:style-name="gr2" draw:text-style-name="P2" svg:width="1.3098in" svg:height="0.4551in" svg:x="1.1728in" svg:y="7.5445in"><text:p/></draw:rect><draw:rect text:anchor-type="paragraph" draw:z-index="64" draw:style-name="gr2" draw:text-style-name="P2" svg:width="1.3098in" svg:height="0.4551in" svg:x="0.8417in" svg:y="8.3654in"><text:p/></draw:rect><draw:frame text:anchor-type="paragraph" draw:z-index="65" draw:style-name="gr28" draw:text-style-name="P4" svg:width="1.3217in" svg:height="0.3843in" svg:x="0.8299in" svg:y="8.4362in"><draw:text-box><text:p text:style-name="P2"><text:span text:style-name="T2">INVASIC JOB QUEUE</text:span></text:p></draw:text-box></draw:frame><draw:line text:anchor-type="paragraph" draw:z-index="66" draw:style-name="gr1" draw:text-style-name="P2" svg:x1="6.122in" svg:y1="5.5189in" svg:x2="6.1319in" svg:y2="8.0969in"><text:p/></draw:line><draw:rect text:anchor-type="paragraph" draw:z-index="67" draw:style-name="gr2" draw:text-style-name="P2" svg:width="1.287in" svg:height="0.3406in" svg:x="5.4846in" svg:y="8.0654in"><text:p/></draw:rect><draw:frame text:anchor-type="paragraph" draw:z-index="68" draw:style-name="gr30" draw:text-style-name="P4" svg:width="1.0661in" svg:height="0.2524in" svg:x="5.5953in" svg:y="8.1161in"><draw:text-box><text:p text:style-name="P2"><text:span text:style-name="T2">SENDING</text:span></text:p></draw:text-box></draw:frame><draw:frame text:anchor-type="paragraph" draw:z-index="69" draw:style-name="gr4" draw:text-style-name="P3" svg:width="1.6071in" svg:height="0.3189in" draw:transform="rotate (-1.57323978774769) translate (6.28125in 6.04513888888889in)"><draw:text-box><text:p text:style-name="P2"><text:span text:style-name="T1">Sending a response for the RESOURCE_OFFER</text:span></text:p></draw:text-box></draw:frame><draw:line text:anchor-type="paragraph" draw:z-index="70" draw:style-name="gr6" draw:text-style-name="P2" svg:x1="6.6134in" svg:y1="8.4055in" svg:x2="6.6244in" svg:y2="10.1201in"><text:p/></draw:line><draw:line text:anchor-type="paragraph" draw:z-index="71" draw:style-name="gr18" draw:text-style-name="P4" svg:x1="-0.6181in" svg:y1="10.1201in" svg:x2="6.6244in" svg:y2="10.1445in"><text:p/></draw:line><draw:line text:anchor-type="paragraph" draw:z-index="72" draw:style-name="gr23" draw:text-style-name="P2" svg:x1="-0.6181in" svg:y1="10.1201in" svg:x2="-0.6307in" svg:y2="0.4272in"><text:p/></draw:line><draw:frame text:anchor-type="paragraph" draw:z-index="73" draw:style-name="gr31" draw:text-style-name="P3" svg:width="7.1642in" svg:height="0.265in" draw:transform="rotate (1.58057017060606) translate (-0.582638888888889in 9.96458333333333in)"><draw:text-box><text:p text:style-name="P2"><text:span text:style-name="T1">IF the send is Successful THEN go back to start of the control loop again <text:s/>to continue negotiations or start new transactions</text:span></text:p></draw:text-box></draw:frame><draw:frame text:anchor-type="paragraph" draw:z-index="74" draw:style-name="gr4" draw:text-style-name="P3" svg:width="1.6071in" svg:height="0.274in" draw:transform="rotate (-1.57323978774769) translate (6.79583333333333in 8.64027777777778in)"><draw:text-box><text:p text:style-name="P2"><text:span text:style-name="T1">IF send is Successful</text:span></text:p></draw:text-box></draw:frame><draw:line text:anchor-type="paragraph" draw:z-index="75" draw:style-name="gr6" draw:text-style-name="P4" svg:x1="6.1339in" svg:y1="8.4055in" svg:x2="6.1339in" svg:y2="9.3575in"><text:p/></draw:line><draw:line text:anchor-type="paragraph" draw:z-index="76" draw:style-name="gr7" draw:text-style-name="P4" svg:x1="3.5354in" svg:y1="9.3575in" svg:x2="6.1339in" svg:y2="9.3819in"><text:p/></draw:line><draw:frame text:anchor-type="paragraph" draw:z-index="77" draw:style-name="gr32" draw:text-style-name="P3" svg:width="2.0685in" svg:height="0.478in" svg:x="3.9437in" svg:y="9.0626in"><draw:text-box><text:p text:style-name="P2"><text:span text:style-name="T1">IF send is Unsuccessful THEN return SLURM_ERROR and Stop the thread (IRM_AGENT)</text:span></text:p></draw:text-box></draw:frame><draw:line text:anchor-type="paragraph" draw:z-index="78" draw:style-name="gr6" draw:text-style-name="P2" svg:x1="3.6681in" svg:y1="2.4063in" svg:x2="3.6681in" svg:y2="3.0665in"><text:p/></draw:line><draw:line text:anchor-type="paragraph" draw:z-index="79" draw:style-name="gr6" draw:text-style-name="P2" svg:x1="4.0138in" svg:y1="2.6917in" svg:x2="4.8173in" svg:y2="2.6917in"><text:p/></draw:line><draw:line text:anchor-type="paragraph" draw:z-index="80" draw:style-name="gr18" draw:text-style-name="P2" svg:x1="0.2028in" svg:y1="1.4417in" svg:x2="0.6091in" svg:y2="1.4417in"><text:p/></draw:line><draw:frame text:anchor-type="paragraph" draw:z-index="8" draw:style-name="gr8" draw:text-style-name="P3" svg:width="2.3043in" svg:height="0.478in" svg:x="2.0535in" svg:y="1.0799in"><draw:text-box><text:p text:style-name="P2"><text:span text:style-name="T1">IF yes THEN</text:span></text:p><text:p text:style-name="P2"><text:span text:style-name="T1"/></text:p><text:p text:style-name="P2"><text:span text:style-name="T1">WAIT till a new job enters the queue</text:span></text:p></draw:text-box></draw:frame><draw:line text:anchor-type="paragraph" draw:z-index="81" draw:style-name="gr6" draw:text-style-name="P2" svg:x1="0.2in" svg:y1="1.4417in" svg:x2="0.2in" svg:y2="2.1874in"><text:p/></draw:line><draw:line text:anchor-type="paragraph" draw:z-index="82" draw:style-name="gr1" draw:text-style-name="P2" svg:x1="0.1783in" svg:y1="2.1874in" svg:x2="1.7657in" svg:y2="2.1917in"><text:p/></draw:line><draw:line text:anchor-type="paragraph" draw:z-index="83" draw:style-name="gr6" draw:text-style-name="P2" svg:x1="3.8055in" svg:y1="2.1862in" svg:x2="4.5165in" svg:y2="2.1862in"><text:p/></draw:line><draw:line text:anchor-type="paragraph" draw:z-index="84" draw:style-name="gr6" draw:text-style-name="P2" svg:x1="4.0138in" svg:y1="2.6917in" svg:x2="4.0138in" svg:y2="4.1043in"><text:p/></draw:line><draw:line text:anchor-type="paragraph" draw:z-index="85" draw:style-name="gr6" draw:text-style-name="P2" svg:x1="4.5409in" svg:y1="2.1862in" svg:x2="4.5409in" svg:y2="2.4807in"><text:p/></draw:line><draw:line text:anchor-type="paragraph" draw:z-index="86" draw:style-name="gr1" draw:text-style-name="P2" svg:x1="4.5409in" svg:y1="2.4807in" svg:x2="4.8173in" svg:y2="2.4807in"><text:p/></draw:line><draw:frame text:anchor-type="paragraph" draw:z-index="87" draw:style-name="gr15" draw:text-style-name="P3" svg:width="0.9933in" svg:height="0.3189in" svg:x="3.698in" svg:y="1.998in"><draw:text-box><text:p text:style-name="P2"><text:span text:style-name="T1">IF send is Successful</text:span></text:p></draw:text-box></draw:frame><draw:frame text:anchor-type="paragraph" draw:z-index="88" draw:style-name="gr25" draw:text-style-name="P3" svg:width="1.2512in" svg:height="0.3189in" draw:transform="rotate (-0.0174532925199433) translate (3.47083333333333in 5.81736111111111in)"><draw:text-box><text:p text:style-name="P2"><text:span text:style-name="T1">Positive or negative response</text:span></text:p></draw:text-box></draw:frame><draw:line text:anchor-type="paragraph" draw:z-index="89" draw:style-name="gr7" draw:text-style-name="P2" svg:x1="4.7484in" svg:y1="5.5189in" svg:x2="4.7492in" svg:y2="6.0098in"><text:p/></draw:line><draw:line text:anchor-type="paragraph" draw:z-index="90" draw:style-name="gr7" draw:text-style-name="P4" svg:x1="5.1118in" svg:y1="7.2437in" svg:x2="5.2756in" svg:y2="7.2437in"><text:p/></draw:line><draw:line text:anchor-type="paragraph" draw:z-index="91" draw:style-name="gr29" draw:text-style-name="P2" svg:x1="2.1583in" svg:y1="6.7398in" svg:x2="2.1638in" svg:y2="7.3591in"><text:p/></draw:line><draw:line text:anchor-type="paragraph" draw:z-index="92" draw:style-name="gr18" draw:text-style-name="P4" svg:x1="-0.6343in" svg:y1="0.4402in" svg:x2="-0.2661in" svg:y2="0.4402in"><text:p/></draw:line><draw:line text:anchor-type="paragraph" draw:z-index="93" draw:style-name="gr7" draw:text-style-name="P2" svg:x1="6.5264in" svg:y1="5.2382in" svg:x2="7.1756in" svg:y2="5.2382in"><text:p/></draw:line><draw:line text:anchor-type="paragraph" draw:z-index="94" draw:style-name="gr1" draw:text-style-name="P2" svg:x1="4.961in" svg:y1="2.8654in" svg:x2="4.961in" svg:y2="3.3535in"><text:p/></draw:line><draw:custom-shape text:anchor-type="paragraph" draw:z-index="95" draw:style-name="gr16" svg:width="1.5323in" svg:height="1.0913in" svg:x="4.198in" svg:y="3.3535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96" draw:style-name="gr33" draw:text-style-name="P6" svg:width="1.2996in" svg:height="0.4295in" svg:x="4.3571in" svg:y="3.7335in"><draw:text-box><text:p><text:span text:style-name="T3">IF feedback thread <text:s/></text:span></text:p><text:p><text:span text:style-name="T3"><text:s text:c="5"/></text:span><text:span text:style-name="T3">not initialized</text:span></text:p></draw:text-box></draw:frame><draw:line text:anchor-type="paragraph" draw:z-index="97" draw:style-name="gr6" draw:text-style-name="P2" svg:x1="5.7299in" svg:y1="3.8953in" svg:x2="5.9752in" svg:y2="3.8953in"><text:p/></draw:line><draw:line text:anchor-type="paragraph" draw:z-index="98" draw:style-name="gr6" draw:text-style-name="P2" svg:x1="5.972in" svg:y1="3.4272in" svg:x2="5.9748in" svg:y2="3.8953in"><text:p/></draw:line><draw:line text:anchor-type="paragraph" draw:z-index="99" draw:style-name="gr1" draw:text-style-name="P2" svg:x1="5.9748in" svg:y1="3.4272in" svg:x2="6.2512in" svg:y2="3.4272in"><text:p/></draw:line><draw:rect text:anchor-type="paragraph" draw:z-index="100" draw:style-name="gr2" draw:text-style-name="P2" svg:width="1.2142in" svg:height="0.9807in" svg:x="6.2516in" svg:y="3.0102in"><text:p/></draw:rect><draw:frame text:anchor-type="paragraph" draw:z-index="101" draw:style-name="gr34" draw:text-style-name="P5" svg:width="1.0913in" svg:height="0.7358in" svg:x="6.3055in" svg:y="3.1327in"><draw:text-box><text:p text:style-name="P2"><text:span text:style-name="T3">Create a thread to handle periodic updates from iRM daemon.</text:span></text:p></draw:text-box></draw:frame><draw:line text:anchor-type="paragraph" draw:z-index="102" draw:style-name="gr7" draw:text-style-name="P2" svg:x1="4.8965in" svg:y1="4.7236in" svg:x2="6.6118in" svg:y2="4.7264in"><text:p/></draw:line><draw:line text:anchor-type="paragraph" draw:z-index="103" draw:style-name="gr18" draw:text-style-name="P2" svg:x1="6.6in" svg:y1="3.9909in" svg:x2="6.6118in" svg:y2="4.7236in"><text:p/></draw:line><draw:frame text:anchor-type="paragraph" draw:z-index="104" draw:style-name="gr4" draw:text-style-name="P3" svg:width="0.7224in" svg:height="0.274in" draw:transform="rotate (-1.57323978774769) translate (6.78333333333333in 3.99166666666667in)"><draw:text-box><text:p text:style-name="P2"><text:span text:style-name="T1">IF Failure</text:span></text:p></draw:text-box></draw:frame><draw:frame text:anchor-type="paragraph" draw:z-index="105" draw:style-name="gr4" draw:text-style-name="P3" svg:width="1.5043in" svg:height="0.3189in" draw:transform="rotate (0.00296705972839036) translate (5.09513888888889in 4.56944444444444in)"><draw:text-box><text:p text:style-name="P2"><text:span text:style-name="T1">Return SLURM_ERROR and Stop all threads</text:span></text:p></draw:text-box></draw:frame><draw:frame text:anchor-type="paragraph" draw:z-index="106" draw:style-name="gr9" draw:text-style-name="P3" svg:width="0.4642in" svg:height="0.2378in" draw:transform="rotate (1.60517931305918) translate (5.81875in 3.89513888888889in)"><draw:text-box><text:p text:style-name="P2"><text:span text:style-name="T1">IF yes</text:span></text:p></draw:text-box></draw:frame><draw:frame text:anchor-type="paragraph" draw:z-index="107" draw:style-name="gr9" draw:text-style-name="P3" svg:width="0.4642in" svg:height="0.2378in" draw:transform="rotate (1.60517931305918) translate (4.48333333333333in 4.71666666666667in)"><draw:text-box><text:p text:style-name="P2"><text:span text:style-name="T1">IF no</text:span></text:p></draw:text-box></draw:frame><draw:line text:anchor-type="paragraph" draw:z-index="108" draw:style-name="gr1" draw:text-style-name="P2" svg:x1="4.6307in" svg:y1="4.2236in" svg:x2="4.6307in" svg:y2="4.9665in"><text:p/></draw:lin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6:18:38.865456350</meta:creation-date>
    <dc:date>2015-10-09T09:19:45.211964396</dc:date>
    <meta:editing-duration>PT6H41M17S</meta:editing-duration>
    <meta:editing-cycles>113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0" meta:character-count="1" meta:non-whitespace-character-count="0"/>
  </office:meta>
</office:document-meta>
</file>